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f5e1f"/>
    </style:style>
    <style:style style:name="P2" style:family="paragraph" style:parent-style-name="Standard" style:list-style-name="L2">
      <style:text-properties officeooo:paragraph-rsid="001f5e1f"/>
    </style:style>
    <style:style style:name="P3" style:family="paragraph" style:parent-style-name="Standard" style:list-style-name="L2">
      <style:text-properties officeooo:paragraph-rsid="00220d63"/>
    </style:style>
    <style:style style:name="P4" style:family="paragraph" style:parent-style-name="Standard" style:list-style-name="L2">
      <style:text-properties officeooo:paragraph-rsid="002658cb"/>
    </style:style>
    <style:style style:name="P5" style:family="paragraph" style:parent-style-name="Standard" style:list-style-name="L2">
      <style:text-properties officeooo:paragraph-rsid="002ad9ba"/>
    </style:style>
    <style:style style:name="P6" style:family="paragraph" style:parent-style-name="Standard" style:list-style-name="L2">
      <style:text-properties officeooo:paragraph-rsid="002bdf2b"/>
    </style:style>
    <style:style style:name="P7" style:family="paragraph" style:parent-style-name="Standard" style:list-style-name="L2">
      <style:text-properties officeooo:paragraph-rsid="002ce510"/>
    </style:style>
    <style:style style:name="P8" style:family="paragraph" style:parent-style-name="Standard" style:list-style-name="L2">
      <style:text-properties officeooo:paragraph-rsid="003a7119"/>
    </style:style>
    <style:style style:name="P9" style:family="paragraph" style:parent-style-name="Standard" style:list-style-name="L4">
      <style:text-properties officeooo:paragraph-rsid="001f5e1f"/>
    </style:style>
    <style:style style:name="P10" style:family="paragraph" style:parent-style-name="Standard">
      <style:text-properties officeooo:paragraph-rsid="002038dc"/>
    </style:style>
    <style:style style:name="P11" style:family="paragraph" style:parent-style-name="Standard">
      <style:text-properties officeooo:paragraph-rsid="00220d63"/>
    </style:style>
    <style:style style:name="P12" style:family="paragraph" style:parent-style-name="Standard" style:list-style-name="L5">
      <style:text-properties officeooo:paragraph-rsid="00235a3a"/>
    </style:style>
    <style:style style:name="P13" style:family="paragraph" style:parent-style-name="Standard" style:list-style-name="L5">
      <style:text-properties officeooo:paragraph-rsid="002408cb"/>
    </style:style>
    <style:style style:name="P14" style:family="paragraph" style:parent-style-name="Standard" style:list-style-name="L5">
      <style:text-properties officeooo:paragraph-rsid="002460b6"/>
    </style:style>
    <style:style style:name="P15" style:family="paragraph" style:parent-style-name="Standard">
      <style:text-properties officeooo:paragraph-rsid="002408cb"/>
    </style:style>
    <style:style style:name="P16" style:family="paragraph" style:parent-style-name="Standard">
      <style:text-properties fo:font-weight="bold" officeooo:paragraph-rsid="00220d63" style:font-weight-asian="bold" style:font-weight-complex="bold"/>
    </style:style>
    <style:style style:name="P17" style:family="paragraph" style:parent-style-name="Standard">
      <style:text-properties fo:font-weight="bold" officeooo:paragraph-rsid="001f5e1f" style:font-weight-asian="bold" style:font-weight-complex="bold"/>
    </style:style>
    <style:style style:name="P18" style:family="paragraph" style:parent-style-name="Standard">
      <style:text-properties officeooo:paragraph-rsid="002658cb"/>
    </style:style>
    <style:style style:name="P19" style:family="paragraph" style:parent-style-name="Standard">
      <style:text-properties officeooo:paragraph-rsid="0029274a"/>
    </style:style>
    <style:style style:name="P20" style:family="paragraph" style:parent-style-name="Standard" style:list-style-name="L6">
      <style:text-properties officeooo:paragraph-rsid="0029274a"/>
    </style:style>
    <style:style style:name="P21" style:family="paragraph" style:parent-style-name="Standard">
      <style:text-properties officeooo:paragraph-rsid="002ad9ba"/>
    </style:style>
    <style:style style:name="P22" style:family="paragraph" style:parent-style-name="Standard">
      <style:text-properties officeooo:paragraph-rsid="002eda01"/>
    </style:style>
    <style:style style:name="P23" style:family="paragraph" style:parent-style-name="Standard">
      <style:text-properties officeooo:paragraph-rsid="0030c485"/>
    </style:style>
    <style:style style:name="P24" style:family="paragraph" style:parent-style-name="Standard">
      <style:text-properties officeooo:paragraph-rsid="0031c9e6"/>
    </style:style>
    <style:style style:name="P25" style:family="paragraph" style:parent-style-name="Standard">
      <style:text-properties officeooo:paragraph-rsid="0035f318"/>
    </style:style>
    <style:style style:name="P26" style:family="paragraph" style:parent-style-name="Standard">
      <style:text-properties officeooo:paragraph-rsid="0038f85e"/>
    </style:style>
    <style:style style:name="P27" style:family="paragraph" style:parent-style-name="Standard">
      <style:text-properties officeooo:paragraph-rsid="003a7119"/>
    </style:style>
    <style:style style:name="P28" style:family="paragraph" style:parent-style-name="Standard">
      <style:text-properties fo:font-weight="normal" officeooo:paragraph-rsid="003a7119" style:font-weight-asian="normal" style:font-weight-complex="normal"/>
    </style:style>
    <style:style style:name="P29" style:family="paragraph" style:parent-style-name="Standard">
      <style:text-properties fo:font-weight="normal" officeooo:paragraph-rsid="003ebe1c" style:font-weight-asian="normal" style:font-weight-complex="normal"/>
    </style:style>
    <style:style style:name="P30" style:family="paragraph" style:parent-style-name="Standard">
      <style:text-properties officeooo:paragraph-rsid="003f02d4"/>
    </style:style>
    <style:style style:name="T1" style:family="text">
      <style:text-properties officeooo:rsid="001f5e1f"/>
    </style:style>
    <style:style style:name="T2" style:family="text">
      <style:text-properties officeooo:rsid="002038dc"/>
    </style:style>
    <style:style style:name="T3" style:family="text">
      <style:text-properties officeooo:rsid="00220d63"/>
    </style:style>
    <style:style style:name="T4" style:family="text">
      <style:text-properties officeooo:rsid="00235a3a"/>
    </style:style>
    <style:style style:name="T5" style:family="text">
      <style:text-properties officeooo:rsid="002408cb"/>
    </style:style>
    <style:style style:name="T6" style:family="text">
      <style:text-properties officeooo:rsid="002460b6"/>
    </style:style>
    <style:style style:name="T7" style:family="text">
      <style:text-properties officeooo:rsid="0029274a"/>
    </style:style>
    <style:style style:name="T8" style:family="text">
      <style:text-properties fo:font-weight="bold" officeooo:rsid="001f5e1f" style:font-weight-asian="bold" style:font-weight-complex="bold"/>
    </style:style>
    <style:style style:name="T9" style:family="text">
      <style:text-properties fo:font-weight="bold" officeooo:rsid="002658cb" style:font-weight-asian="bold" style:font-weight-complex="bold"/>
    </style:style>
    <style:style style:name="T10" style:family="text">
      <style:text-properties fo:font-weight="bold" officeooo:rsid="0029274a" style:font-weight-asian="bold" style:font-weight-complex="bold"/>
    </style:style>
    <style:style style:name="T11" style:family="text">
      <style:text-properties fo:font-weight="bold" officeooo:rsid="002038dc" style:font-weight-asian="bold" style:font-weight-complex="bold"/>
    </style:style>
    <style:style style:name="T12" style:family="text">
      <style:text-properties fo:font-weight="bold" officeooo:rsid="0030c485" style:font-weight-asian="bold" style:font-weight-complex="bold"/>
    </style:style>
    <style:style style:name="T13" style:family="text">
      <style:text-properties fo:font-weight="bold" officeooo:rsid="002ad9ba" style:font-weight-asian="bold" style:font-weight-complex="bold"/>
    </style:style>
    <style:style style:name="T14" style:family="text">
      <style:text-properties fo:font-weight="bold" officeooo:rsid="002ce510" style:font-weight-asian="bold" style:font-weight-complex="bold"/>
    </style:style>
    <style:style style:name="T15" style:family="text">
      <style:text-properties fo:font-weight="bold" officeooo:rsid="003a7119" style:font-weight-asian="bold" style:font-weight-complex="bold"/>
    </style:style>
    <style:style style:name="T16" style:family="text">
      <style:text-properties officeooo:rsid="002ad9ba"/>
    </style:style>
    <style:style style:name="T17" style:family="text">
      <style:text-properties officeooo:rsid="002ce510"/>
    </style:style>
    <style:style style:name="T18" style:family="text">
      <style:text-properties officeooo:rsid="0030c485"/>
    </style:style>
    <style:style style:name="T19" style:family="text">
      <style:text-properties officeooo:rsid="0031b0e2"/>
    </style:style>
    <style:style style:name="T20" style:family="text">
      <style:text-properties officeooo:rsid="0033b97a"/>
    </style:style>
    <style:style style:name="T21" style:family="text">
      <style:text-properties officeooo:rsid="0035f318"/>
    </style:style>
    <style:style style:name="T22" style:family="text">
      <style:text-properties officeooo:rsid="0037ed93"/>
    </style:style>
    <style:style style:name="T23" style:family="text">
      <style:text-properties officeooo:rsid="0038f85e"/>
    </style:style>
    <style:style style:name="T24" style:family="text">
      <style:text-properties officeooo:rsid="003a7119"/>
    </style:style>
    <style:style style:name="T25" style:family="text">
      <style:text-properties officeooo:rsid="003c65f5"/>
    </style:style>
    <style:style style:name="T26" style:family="text">
      <style:text-properties officeooo:rsid="003d0a4a"/>
    </style:style>
    <style:style style:name="T27" style:family="text">
      <style:text-properties officeooo:rsid="003ebe1c"/>
    </style:style>
    <style:style style:name="T28" style:family="text">
      <style:text-properties officeooo:rsid="003f02d4"/>
    </style:style>
    <style:style style:name="T29" style:family="text">
      <style:text-properties officeooo:rsid="003f5d1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 case :</text:span></text:p>
      <text:p text:style-name="P1"><text:span text:style-name="T1"/></text:p>
      <text:p text:style-name="P17"><text:span text:style-name="T1">Un cadre infirmier veut ajouter un dossier pour un patient :</text:span></text:p>
      <text:p text:style-name="P1"><text:span text:style-name="T1">Mr.Bip souhaite <text:s/>ajouter un dossier pour son patient Mr.Sick pour cela il se connecte à l'application CareAtHome avec ses identifiant et mot de </text:span><text:span text:style-name="T2">passe. Il</text:span><text:span text:style-name="T1"> arrive sur la page d'accueil où il a la possibilité de :</text:span></text:p>
      <text:list xml:id="list1332677167" text:style-name="L2">
        <text:list-item>
          <text:p text:style-name="P2"><text:span text:style-name="T1">Ajouter un dossier d'un patient</text:span></text:p>
        </text:list-item>
        <text:list-item>
          <text:p text:style-name="P2"><text:span text:style-name="T1">Affecter les tournées aux personnels soignants</text:span></text:p>
        </text:list-item>
        <text:list-item>
          <text:p text:style-name="P2"><text:span text:style-name="T2">P</text:span><text:span text:style-name="T1">arcourir la liste des patient</text:span></text:p>
        </text:list-item>
        <text:list-item>
          <text:p text:style-name="P2"><text:span text:style-name="T1">Avoir une vue de l'activité d'un personnel soignant ou des des passages chez un patient</text:span></text:p>
        </text:list-item>
        <text:list-item>
          <text:p text:style-name="P6"><text:span text:style-name="T16">D'évaluer les patient avec une périodicité annuelle.</text:span></text:p>
        </text:list-item>
        <text:list-item>
          <text:p text:style-name="P7"><text:span text:style-name="T16">D'évaluer les </text:span><text:span text:style-name="T17">personnels soignants</text:span></text:p>
        </text:list-item>
      </text:list>
      <text:p text:style-name="P1"><text:span text:style-name="T1"/></text:p>
      <text:p text:style-name="P1"><text:span text:style-name="T1">Il choisit d'ajouter un nouveau dossier pour son patient, il arrive sur la page d'ajout de dossier où il doit remplir certaines informations :</text:span></text:p>
      <text:list xml:id="list139237670" text:style-name="L4">
        <text:list-item>
          <text:p text:style-name="P9"><text:span text:style-name="T1">Son nom</text:span></text:p>
        </text:list-item>
        <text:list-item>
          <text:p text:style-name="P9"><text:span text:style-name="T1">Son prénom</text:span></text:p>
        </text:list-item>
        <text:list-item>
          <text:p text:style-name="P9"><text:span text:style-name="T1">Sa date de naissance</text:span></text:p>
        </text:list-item>
        <text:list-item>
          <text:p text:style-name="P9"><text:span text:style-name="T1">Son numéro de sécurité social</text:span></text:p>
        </text:list-item>
        <text:list-item>
          <text:p text:style-name="P9"><text:span text:style-name="T1">Son adresse</text:span></text:p>
        </text:list-item>
        <text:list-item>
          <text:p text:style-name="P9"><text:span text:style-name="T1">Son numéro de téléphone</text:span></text:p>
        </text:list-item>
        <text:list-item>
          <text:p text:style-name="P9"><text:span text:style-name="T1">Le nom d</text:span><text:span text:style-name="T2">u</text:span><text:span text:style-name="T1"> <text:s/></text:span><text:span text:style-name="T2">référant</text:span><text:span text:style-name="T1"> du patient</text:span></text:p>
        </text:list-item>
        <text:list-item>
          <text:p text:style-name="P9"><text:span text:style-name="T1">Le numéro de la clé détenu par le Service de Soins Infirmiers à Domicile </text:span></text:p>
        </text:list-item>
        <text:list-item>
          <text:p text:style-name="P9"><text:span text:style-name="T1">Son médecin</text:span></text:p>
        </text:list-item>
        <text:list-item>
          <text:p text:style-name="P9"><text:span text:style-name="T1">Sa pharma</text:span><text:span text:style-name="T2">c</text:span><text:span text:style-name="T1">ie</text:span></text:p>
        </text:list-item>
        <text:list-item>
          <text:p text:style-name="P9"><text:span text:style-name="T1">Son laboratoire</text:span></text:p>
        </text:list-item>
        <text:list-item>
          <text:p text:style-name="P9"><text:span text:style-name="T1">Les jours d'intervention avec l'intervenant</text:span></text:p>
        </text:list-item>
      </text:list>
      <text:p text:style-name="P1"><text:span text:style-name="T1"/></text:p>
      <text:p text:style-name="P10"><text:span text:style-name="T2">Il valide enfin les informations qu'il a saisit et se déconnecte de l'application.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6"><text:span text:style-name="T1">Un cadre infirmier veut </text:span><text:span text:style-name="T3">affecter</text:span><text:span text:style-name="T1"> </text:span><text:span text:style-name="T3">les tournées aux personnels soignants</text:span><text:span text:style-name="T1"> :</text:span></text:p>
      <text:p text:style-name="P11"><text:span text:style-name="T1">Mr.Bip souhaite <text:s/></text:span><text:span text:style-name="T18">affecter les tournées de son personnel soignant</text:span><text:span text:style-name="T1"> pour cela il se connecte à l'application CareAtHome avec ses identifiant et mot de </text:span><text:span text:style-name="T2">passe. Il</text:span><text:span text:style-name="T1"> arrive sur la page d'accueil où il a la possibilité de :</text:span></text:p>
      <text:list xml:id="list1241684756" text:continue-list="list1332677167" text:style-name="L2">
        <text:list-item>
          <text:p text:style-name="P3"><text:span text:style-name="T1">Ajouter un dossier d'un patient</text:span></text:p>
        </text:list-item>
        <text:list-item>
          <text:p text:style-name="P3"><text:span text:style-name="T1">Affecter les tournées aux personnels soignants</text:span></text:p>
        </text:list-item>
        <text:list-item>
          <text:p text:style-name="P3"><text:span text:style-name="T2">P</text:span><text:span text:style-name="T1">arcourir la liste des patient</text:span></text:p>
        </text:list-item>
        <text:list-item>
          <text:p text:style-name="P3"><text:span text:style-name="T1">Avoir une vue de l'activité d'un personnel soignant ou des des passages chez un patient</text:span></text:p>
        </text:list-item>
        <text:list-item>
          <text:p text:style-name="P6"><text:span text:style-name="T16">D'évaluer les patient avec une périodicité annuelle</text:span></text:p>
        </text:list-item>
        <text:list-item>
          <text:p text:style-name="P7"><text:span text:style-name="T16">D'évaluer les </text:span><text:span text:style-name="T17">personnels soignants</text:span></text:p>
        </text:list-item>
      </text:list>
      <text:p text:style-name="P11"><text:span text:style-name="T1"/></text:p>
      <text:p text:style-name="P11"><text:span text:style-name="T1">Il choisit </text:span><text:span text:style-name="T3">d'a</text:span><text:span text:style-name="T1">ffecter les tournées aux personnels soignants, il arrive sur la page d</text:span><text:span text:style-name="T3">e gestion des tournées</text:span><text:span text:style-name="T1"> où il doit remplir certaines informations :</text:span></text:p>
      <text:list xml:id="list770932451" text:style-name="L5">
        <text:list-item>
          <text:p text:style-name="P12"><text:span text:style-name="T4">Nom du patient</text:span></text:p>
        </text:list-item>
        <text:list-item>
          <text:p text:style-name="P12"><text:span text:style-name="T4">Nom du ou des personnels soignants</text:span></text:p>
        </text:list-item>
        <text:list-item>
          <text:p text:style-name="P13"><text:span text:style-name="T4">Jour de l'intervention en indiquant si c'est en première ou en seconde partie de journé</text:span><text:span text:style-name="T5">e</text:span></text:p>
        </text:list-item>
        <text:list-item>
          <text:p text:style-name="P14"><text:span text:style-name="T6">Indiquer si il y a une récurrence dans les dates (par semaine, mois, etc...)</text:span></text:p>
        </text:list-item>
        <text:list-item>
          <text:p text:style-name="P13"><text:span text:style-name="T5">La priorité du patient </text:span></text:p>
        </text:list-item>
      </text:list>
      <text:p text:style-name="P15"><text:soft-page-break/><text:span text:style-name="T5"/></text:p>
      <text:p text:style-name="P22"><text:span text:style-name="T4"><text:s/></text:span><text:span text:style-name="T2">Il valide enfin les informations qu'il a saisit et se déconnecte de l'application.</text:span></text:p>
      <text:p text:style-name="P22"><text:span text:style-name="T11"/></text:p>
      <text:p text:style-name="P22"><text:span text:style-name="T11"/></text:p>
      <text:p text:style-name="P22"><text:span text:style-name="T8">Un cadre infirmier veut </text:span><text:span text:style-name="T9">p</text:span><text:span text:style-name="T8">arcourir la liste des patient:</text:span></text:p>
      <text:p text:style-name="P18"><text:span text:style-name="T1">Mr.Bip souhaite </text:span><text:span text:style-name="T19">parcourir la liste des patients</text:span><text:span text:style-name="T1"> pour cela il se connecte à l'application CareAtHome avec ses identifiant et mot de </text:span><text:span text:style-name="T2">passe. Il</text:span><text:span text:style-name="T1"> arrive sur la page d'accueil où il a la possibilité de :</text:span></text:p>
      <text:list xml:id="list566197722" text:continue-list="list1241684756" text:style-name="L2">
        <text:list-item>
          <text:p text:style-name="P4"><text:span text:style-name="T1">Ajouter un dossier d'un patient</text:span></text:p>
        </text:list-item>
        <text:list-item>
          <text:p text:style-name="P4"><text:span text:style-name="T1">Affecter les tournées aux personnels soignants</text:span></text:p>
        </text:list-item>
        <text:list-item>
          <text:p text:style-name="P4"><text:span text:style-name="T2">P</text:span><text:span text:style-name="T1">arcourir la liste des patient</text:span></text:p>
        </text:list-item>
        <text:list-item>
          <text:p text:style-name="P4"><text:span text:style-name="T1">Avoir une vue de l'activité d'un personnel soignant ou des des passages chez un patient</text:span></text:p>
        </text:list-item>
        <text:list-item>
          <text:p text:style-name="P6"><text:span text:style-name="T16">D'évaluer les patient avec une périodicité annuelle.</text:span></text:p>
        </text:list-item>
        <text:list-item>
          <text:p text:style-name="P7"><text:span text:style-name="T16">D'évaluer les </text:span><text:span text:style-name="T17">personnels soignants</text:span></text:p>
        </text:list-item>
      </text:list>
      <text:p text:style-name="P18"><text:span text:style-name="T1"/></text:p>
      <text:p text:style-name="P19"><text:span text:style-name="T7">Il choisit de parcourir la liste des patients, il arrive sur la page d'affichage des patients.</text:span></text:p>
      <text:p text:style-name="P19"><text:span text:style-name="T7">Il peut alors cliquer sur l'un des patients pour avoir des informations plus précises sur celui-ci.</text:span></text:p>
      <text:p text:style-name="P21"><text:span text:style-name="T7">Une fois qu'il a terminé de visualisé ce qu'il souhaitait, le cadre se déconnecte.</text:span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3"><text:span text:style-name="T8">Un cadre infirmier veut </text:span><text:span text:style-name="T12">a</text:span><text:span text:style-name="T8">voir une vue de l'activité d'un personnel soignant ou des des passages chez un patient :</text:span></text:p>
      <text:p text:style-name="P24"><text:span text:style-name="T1">Mr.Bip souhaite </text:span><text:span text:style-name="T24">a</text:span><text:span text:style-name="T1">voir une vue de l'activité d'un personnel soignant </text:span><text:span text:style-name="T20">(Mr House) </text:span><text:span text:style-name="T1">pour cela il se connecte à l'application CareAtHome avec ses identifiant et mot de </text:span><text:span text:style-name="T2">passe. Il</text:span><text:span text:style-name="T1"> arrive sur la page d'accueil où il a la possibilité de :</text:span></text:p>
      <text:list xml:id="list1175325665" text:continue-numbering="true" text:style-name="L2">
        <text:list-item>
          <text:p text:style-name="P5"><text:span text:style-name="T1">Ajouter un dossier d'un patient</text:span></text:p>
        </text:list-item>
        <text:list-item>
          <text:p text:style-name="P5"><text:span text:style-name="T1">Affecter les tournées aux personnels soignants</text:span></text:p>
        </text:list-item>
        <text:list-item>
          <text:p text:style-name="P5"><text:span text:style-name="T2">P</text:span><text:span text:style-name="T1">arcourir la liste des patient</text:span></text:p>
        </text:list-item>
        <text:list-item>
          <text:p text:style-name="P5"><text:span text:style-name="T1">Avoir une vue de l'activité d'un personnel soignant ou des des passages chez un patient</text:span></text:p>
        </text:list-item>
        <text:list-item>
          <text:p text:style-name="P5"><text:span text:style-name="T16">D'évaluer les patient avec une périodicité annuelle.</text:span></text:p>
        </text:list-item>
        <text:list-item>
          <text:p text:style-name="P7"><text:span text:style-name="T16">D'évaluer les </text:span><text:span text:style-name="T17">personnels soignants</text:span></text:p>
        </text:list-item>
      </text:list>
      <text:p text:style-name="P21"><text:span text:style-name="T1"/></text:p>
      <text:p text:style-name="P21"><text:span text:style-name="T7">Il choisit </text:span><text:span text:style-name="T16">d'a</text:span><text:span text:style-name="T1">voir une vue de l'activité d'un personnel soignant ou des des passages chez un patient</text:span></text:p>
      <text:p text:style-name="P25"><text:span text:style-name="T7">Dans cette page, </text:span><text:span text:style-name="T21">il devra tout d'abord indiquer le nom du personnel soignant dont il souhaite consulter l'activité.</text:span><text:span text:style-name="T7"> </text:span></text:p>
      <text:p text:style-name="P25"><text:span text:style-name="T21">L</text:span><text:span text:style-name="T7">'infirmier pourra </text:span><text:span text:style-name="T21">alors </text:span><text:span text:style-name="T7">choisir le mode de vue qu'il souhaite entre 4 possibilités :</text:span></text:p>
      <text:list xml:id="list1159515928" text:style-name="L6">
        <text:list-item>
          <text:p text:style-name="P20"><text:span text:style-name="T7">Quotidienne</text:span></text:p>
        </text:list-item>
        <text:list-item>
          <text:p text:style-name="P20"><text:span text:style-name="T7">Hebdomadaire</text:span></text:p>
        </text:list-item>
        <text:list-item>
          <text:p text:style-name="P20"><text:span text:style-name="T7">Mensuelle</text:span></text:p>
        </text:list-item>
        <text:list-item>
          <text:p text:style-name="P20"><text:span text:style-name="T7">Annuelle</text:span></text:p>
        </text:list-item>
      </text:list>
      <text:p text:style-name="P19"><text:span text:style-name="T7">Il choisit alors le mode mensuel et </text:span><text:span text:style-name="T22">l'application lui affiche le graphe d'activité de son personnel soignant.</text:span></text:p>
      <text:p text:style-name="P26"><text:span text:style-name="T23">Il peut ensuite se déconnecter de l'application.</text:span></text:p>
      <text:p text:style-name="P26"><text:span text:style-name="T23"/></text:p>
      <text:p text:style-name="P26"><text:span text:style-name="T23"/></text:p>
      <text:p text:style-name="P27"><text:span text:style-name="T8">Un cadre infirmier veut </text:span><text:span text:style-name="T13">évaluer </text:span><text:span text:style-name="T15">un patient</text:span><text:span text:style-name="T13"> avec une périodicité annuelle</text:span><text:span text:style-name="T8"> :</text:span></text:p>
      <text:p text:style-name="P27"><text:span text:style-name="T1">Mr.Bip souhaite </text:span><text:span text:style-name="T24">évaluer un </text:span><text:span text:style-name="T25">patient</text:span><text:span text:style-name="T24"> (M</text:span><text:span text:style-name="T25">r Jimmy</text:span><text:span text:style-name="T24">)</text:span><text:span text:style-name="T20"> </text:span><text:span text:style-name="T1">pour cela il se connecte à l'application CareAtHome avec ses identifiant et mot de </text:span><text:span text:style-name="T2">passe. Il</text:span><text:span text:style-name="T1"> arrive sur la page d'accueil où il a la possibilité de :</text:span></text:p>
      <text:list xml:id="list518589458" text:continue-list="list1175325665" text:style-name="L2">
        <text:list-item>
          <text:p text:style-name="P8"><text:span text:style-name="T1">Ajouter un dossier d'un patient</text:span></text:p>
        </text:list-item>
        <text:list-item>
          <text:p text:style-name="P8"><text:span text:style-name="T1">Affecter les tournées aux personnels soignants</text:span></text:p>
        </text:list-item>
        <text:list-item>
          <text:p text:style-name="P8"><text:span text:style-name="T2">P</text:span><text:span text:style-name="T1">arcourir la liste des patient</text:span></text:p>
        </text:list-item>
        <text:list-item>
          <text:p text:style-name="P8"><text:soft-page-break/><text:span text:style-name="T1">Avoir une vue de l'activité d'un personnel soignant ou des des passages chez un patient</text:span></text:p>
        </text:list-item>
        <text:list-item>
          <text:p text:style-name="P8"><text:span text:style-name="T16">D'évaluer les patient avec une périodicité annuelle.</text:span></text:p>
        </text:list-item>
        <text:list-item>
          <text:p text:style-name="P8"><text:span text:style-name="T16">D'évaluer les </text:span><text:span text:style-name="T17">personnels soignants</text:span></text:p>
        </text:list-item>
      </text:list>
      <text:p text:style-name="P27"><text:span text:style-name="T17"/></text:p>
      <text:p text:style-name="P28"><text:span text:style-name="T24">Il choisit d'</text:span><text:span text:style-name="T25">évaluer les patients avec une périodicité </text:span><text:span text:style-name="T26">annuelle.</text:span><text:span text:style-name="T25"> Il arrive donc sur la page d'évaluation de patient.</text:span></text:p>
      <text:p text:style-name="P29"><text:span text:style-name="T27">Il décrit alors l'évaluation qu'il souhaite.</text:span></text:p>
      <text:p text:style-name="P29"><text:span text:style-name="T27">Il peut alors valider et se déconnecter.</text:span></text:p>
      <text:p text:style-name="P28"><text:span text:style-name="T25"/></text:p>
      <text:p text:style-name="P26"><text:span text:style-name="T23"/></text:p>
      <text:p text:style-name="P26"><text:span text:style-name="T23"/></text:p>
      <text:p text:style-name="P27"><text:span text:style-name="T8">Un cadre infirmier veut </text:span><text:span text:style-name="T13">évaluer </text:span><text:span text:style-name="T15">un personnel</text:span><text:span text:style-name="T14"> soignant</text:span><text:span text:style-name="T8"> :</text:span></text:p>
      <text:p text:style-name="P27"><text:span text:style-name="T1">Mr.Bip souhaite </text:span><text:span text:style-name="T24">évaluer un personnel soignant (Mme Cuddy)</text:span><text:span text:style-name="T20"> </text:span><text:span text:style-name="T1">pour cela il se connecte à l'application CareAtHome avec ses identifiant et mot de </text:span><text:span text:style-name="T2">passe. Il</text:span><text:span text:style-name="T1"> arrive sur la page d'accueil où il a la possibilité de :</text:span></text:p>
      <text:list xml:id="list1962257144" text:continue-numbering="true" text:style-name="L2">
        <text:list-item>
          <text:p text:style-name="P8"><text:span text:style-name="T1">Ajouter un dossier d'un patient</text:span></text:p>
        </text:list-item>
        <text:list-item>
          <text:p text:style-name="P8"><text:span text:style-name="T1">Affecter les tournées aux personnels soignants</text:span></text:p>
        </text:list-item>
        <text:list-item>
          <text:p text:style-name="P8"><text:span text:style-name="T2">P</text:span><text:span text:style-name="T1">arcourir la liste des patient</text:span></text:p>
        </text:list-item>
        <text:list-item>
          <text:p text:style-name="P8"><text:span text:style-name="T1">Avoir une vue de l'activité d'un personnel soignant ou des des passages chez un patient</text:span></text:p>
        </text:list-item>
        <text:list-item>
          <text:p text:style-name="P8"><text:span text:style-name="T16">D'évaluer les patient avec une périodicité annuelle.</text:span></text:p>
        </text:list-item>
        <text:list-item>
          <text:p text:style-name="P8"><text:span text:style-name="T16">D'évaluer les </text:span><text:span text:style-name="T17">personnels soignants</text:span></text:p>
        </text:list-item>
      </text:list>
      <text:p text:style-name="P27"><text:span text:style-name="T17"/></text:p>
      <text:p text:style-name="P30"><text:span text:style-name="T24">Il choisit d'</text:span><text:span text:style-name="T28">é</text:span><text:span text:style-name="T16">valuer les </text:span><text:span text:style-name="T17">personnels soignants.</text:span></text:p>
      <text:p text:style-name="P30"><text:span text:style-name="T28">Il indique tout d'abord le nom du personnel, c'est à dire Mme Cuddy.</text:span></text:p>
      <text:p text:style-name="P30"><text:span text:style-name="T28">Puis il indique l'évaluation qu'il va affecter à cet</text:span><text:span text:style-name="T29">t</text:span><text:span text:style-name="T28">e personne.</text:span></text:p>
      <text:p text:style-name="P30"><text:span text:style-name="T28">Il valide puis se déconnecte.</text:span></text:p>
      <text:p text:style-name="P10"><text:span text:style-name="T2"/></text:p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IT ANTHONY</meta:initial-creator>
    <meta:creation-date>2013-01-28T14:58:54</meta:creation-date>
    <dc:date>2013-01-28T16:06:54</dc:date>
    <dc:creator>PETIT ANTHONY</dc:creator>
    <meta:editing-duration>PT01H08M02S</meta:editing-duration>
    <meta:editing-cycles>28</meta:editing-cycles>
    <meta:generator>OpenOffice.org/3.2$Linux OpenOffice.org_project/320m19$Build-9505</meta:generator>
    <meta:document-statistic meta:table-count="0" meta:image-count="0" meta:object-count="0" meta:page-count="3" meta:paragraph-count="89" meta:word-count="956" meta:character-count="5580"/>
  </office:meta>
</office:document-meta>
</file>